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line-height="150%" fo:text-align="justify" style:justify-single-word="false"/>
      <style:text-properties style:font-name="Times New Roman"/>
    </style:style>
    <style:style style:name="P3" style:family="paragraph" style:parent-style-name="Standard">
      <style:text-properties style:font-name="Times New Roman" fo:font-size="7pt" style:font-size-asian="7pt" style:font-size-complex="7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6" style:family="paragraph" style:parent-style-name="Standard">
      <style:paragraph-properties fo:line-height="150%" fo:text-align="center" style:justify-single-word="false"/>
      <style:text-properties style:font-name="Times New Roman" style:text-underline-style="solid" style:text-underline-width="auto" style:text-underline-color="font-color"/>
    </style:style>
    <style:style style:name="P7" style:family="paragraph" style:parent-style-name="Standard">
      <style:paragraph-properties fo:line-height="150%" fo:text-align="center" style:justify-single-word="false"/>
      <style:text-properties style:font-name="Times New Roman" style:text-underline-style="none"/>
    </style:style>
    <style:style style:name="P8" style:family="paragraph" style:parent-style-name="Standard" style:list-style-name="L1">
      <style:paragraph-properties fo:line-height="150%" fo:text-align="justify" style:justify-single-word="false"/>
      <style:text-properties style:font-name="Times New Roman" fo:font-size="12pt" style:font-size-asian="12pt" style:font-size-complex="12pt"/>
    </style:style>
    <style:style style:name="P9" style:family="paragraph" style:parent-style-name="Standard" style:list-style-name="L2">
      <style:paragraph-properties fo:line-height="150%" fo:text-align="justify" style:justify-single-word="false"/>
      <style:text-properties style:font-name="Times New Roman"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Lucille Depoux – ERAS-1013894 <text:s text:c="4"/>(Erasmus)</text:p>
      <text:p text:style-name="P1"/>
      <text:p text:style-name="P1"/>
      <text:p text:style-name="P1"/>
      <text:p text:style-name="P1"/>
      <text:p text:style-name="P1"/>
      <text:p text:style-name="P6">Resumen de “The language Instinct” de Steven Pinker</text:p>
      <text:p text:style-name="P7">(capítulos 3, 4 y 7)</text:p>
      <text:p text:style-name="P2"/>
      <text:p text:style-name="P2"/>
      <text:p text:style-name="P2"/>
      <text:p text:style-name="P2"><text:tab/>En los capítulos 3, 4 y 7 de “The Language Instinct”, S. Pinker examina el lenguaje : qué relación tiene con el pensamiento, de qué elementos se compone, comó funciona, qué relación existen entre la sintaxís y la comprensión, y entre el hablante y el oyente. El lenguaje es la capacidad de comunicarse por medio de signos, como por ejemplo una lengua.</text:p>
      <text:p text:style-name="P2"><text:tab/>Voy a resumir estos tres capítulos.</text:p>
      <text:p text:style-name="P2"/>
      <text:p text:style-name="P2"/>
      <text:p text:style-name="P2"><text:tab/>En el capitulo 3 de “The Language instinct”, S. Pinker examina las relaciones que existen entre pensamiento y lenguaje. </text:p>
      <text:p text:style-name="P2"><text:tab/>¿Tiene el lenguaje una influencia sobre el pensamiento? Es lo que defiende la teoria Sapir-Whorf. Segun esta teoria, existe un determinismo lingüístico : las lenguas condicionan el pensamiento, así las personas que hablan un idioma diferente piensan de manera diferente, no se representan el mundo de la misma manera. Por consiguiente, ¿los seres que no hablan no pueden pensar, y entonces son inconcientes?</text:p>
      <text:p text:style-name="P2"><text:tab/>S. Pinker rechaza esta teoria. Para él, se le da demasiada importancia al lenguaje porque es mas concreto, al contrario de las ideas. Sin embargo, si las palabras sirven para expresar ideas, no determinan el pensamiento. Lenguaje y pensamiento, o oraciones y representaciones, aparecen ser dos cosas diferentes.</text:p>
      <text:p text:style-name="P2"><text:tab/>Para ilustrar eso, evoca el caso de seres quienes piensan sin hablar : los bebes, los sordos, los monos y los científicos, entre otros. Ellos tienen un pensamiento visual, a base de simbolos y de relaciones logicas. Y, aun menos compatible con la teoria del determinismo lingüístico, los sabios pueden pensar relaciones, visualizar interracciones lógicas, y solamente después intentar buscar las palabras para describir estos fenómenos. Aparece entonces que el pensamiento preceda el lenguaje.</text:p>
      <text:p text:style-name="P2"><text:tab/>Así es posible pensar sin lenguaje. Pero cuando pensamos ¿en qué medida interviene el lenguaje? S. Pinker afirma que las personas no piensan en una lengua, sino en un “lenguaje del pensamiento”, que es un lenguaje más rico, y a la vez más sencillo. Los lenguajes mentales son <text:soft-page-break/>diferentes para cada uno, y pueden ser parecidos a la lengua de origen.</text:p>
      <text:p text:style-name="P2"><text:tab/>Para poner en evidencia el desface que existe entre pensamiento y lengua, el autor llama la atencion sobre el hecho de que una palabra puede referirse a varias ideas, y, al reves, pueden existir varias palabras para una única idea. Entonces las palabras son diferentes de las ideas. Cuando elaboramos un razonamiento, elaboramos conocimientos a partir de otros más antiguos. El pensamiento necesita una acción del cerebro que no puede limitarse al conocimiento de una lengua.</text:p>
      <text:p text:style-name="P2"><text:tab/>Así, conocer una lengua es ser capaz de expresar un pensamiento con las palabras que ella propone.</text:p>
      <text:p text:style-name="P4"/>
      <text:p text:style-name="P4"/>
      <text:p text:style-name="P4"/>
      <text:p text:style-name="P4"/>
      <text:p text:style-name="P4"/>
      <text:p text:style-name="P5"><text:tab/>En el capítulo 4, S. Pinker reflexiona a proposito del funcionamiento del lenguaje.</text:p>
      <text:p text:style-name="P5"><text:tab/>La función principal del lenguaje es transmitir noticias, gracias a un léxico (significados) y a un conjunto de reglas (sintaxis). Los dos son independientes, porque una oración construida de manera imperfecta puede ser entendida por una persona que tiene un buen dominio del idioma. </text:p>
      <text:p text:style-name="P5"><text:tab/>Una lengua puede informar gracias a dos características :</text:p>
      <text:list xml:id="list8117231955452379804" text:style-name="L1">
        <text:list-item>
          <text:list>
            <text:list-item>
              <text:p text:style-name="P8">primero, gracias a la “arbitrariedad del signo”, noción elaborada por F. de Saussure : la relación que existe entre sonido y significado es convencional. Así, la memorización de sonidos permite transmitir ideas de un cerebro a otro.</text:p>
            </text:list-item>
          </text:list>
        </text:list-item>
      </text:list>
      <text:list xml:id="list5175513970107811307" text:style-name="L2">
        <text:list-item>
          <text:list>
            <text:list-item>
              <text:p text:style-name="P9">segundo, otra característica del lenguaje es que tiene un “uso infinito de medios finitos”, es decir que con un cierto número finito de palabras, `se puede crear un número infinito de oraciones para expresar cualquier idea. Se dice que el lenguaje es un sistema combinatorio discreto.</text:p>
            </text:list-item>
          </text:list>
        </text:list-item>
      </text:list>
      <text:p text:style-name="P5"><text:tab/>Crear un sistema de encadamiento de palabras puede ser una manera de representar el lenguaje, visto como una sucesión de palabras depositadas en el cerebreo. En efecto, el sistema de encadenamiento de palabras es un sistema discreto, tan como el lenguaje.</text:p>
      <text:p text:style-name="P5"><text:tab/>No obstante, no es satisfactorio utilizar este sistema para representar el lenguaje porque no funciona como un lenguaje real. Existen dependencias en el lenguaje natural que no aparecen en este sistema.</text:p>
      <text:p text:style-name="P5"><text:tab/>Otro sistema, el de la estructura sintagmática, representa bien las relaciones que existen entre categorías de palabras. Esta estructura se puede representar con árboles : una oración se compone de sintagmas, nominales y verbales, que pueden dividirse en otros elementos mas complejos. Existen reglas que rigen cada tipo de palabras. El lenguaje es un conjunto de “super-reglas” que forman la estructura sintagmatica. Eso es la teoría del X-con-barra. Esta teoría permite representar el sistema de una lengua en particular, pero también de todas las lenguas en general. Las <text:soft-page-break/>super-reglas son sencillas y pocas : hay diferentes categorías de palabras en un sintagma, y ellas aparecen en un orden definido. Eso explica que un niño pueda aprender la gramática rapidamente. También hay que conocer las reglas que rigen cada verbo, porque este determina la forma del sintagma.</text:p>
      <text:p text:style-name="P5"/>
      <text:p text:style-name="P5"/>
      <text:p text:style-name="P5"/>
      <text:p text:style-name="P5"><text:tab/>En el capítulo 7, el autor se enfoca sobre la comprensión de una oración, apoyándose en la comparación entre seres humanos y ordenadores.</text:p>
      <text:p text:style-name="P5"><text:tab/>Los ordenadores pueden acumular muchísimos datos, pero lo más sencillo para un ser humano es lo que es lo más difícil para un ordenador. En efecto, tienen dificultades para tomar decisiones.</text:p>
      <text:p text:style-name="P5"><text:tab/>Comprender el lenguaje sirve para inventar máquinas, pero también para poder producir mensajes claros, sin ambiguedad, por ejemplo en el caso del lenduaje de los jueces.</text:p>
      <text:p text:style-name="P5"><text:tab/>Para entender una oración, hay que hacer un análisis sintáctico de ella. Por eso, hay que analisar la gramática, que es un codigo que establece qué sonidos corresponden con qué significados en una lengua.</text:p>
      <text:p text:style-name="P5"><text:tab/>La compresión es facilitada cuando una frase tiene una sintáxis sencilla, representada con un árbol con pocas ramas.</text:p>
      <text:p text:style-name="P5"><text:tab/>Sin embargo, la comprensión de una oración escrita es diferente de la de una oración en una conversación. En efecto, es muy difícil entender una conversación transcrita literalmente, porque faltan el contexto y la entonación, que da sentido a los sintagmas. </text:p>
      <text:p text:style-name="P5"><text:tab/>Además, para entender una conversación oral, hay que compartir conocimientos comunes. Así, el acto de comunicación necesita una cooperación entre hablante y oyente. Algunos mensajes no literales suponen ideas que se pueden entender solo si hablante y oyente tienen los mismos supuestos. Es el caso del humor, del sarcasmo, de la poesía...</text:p>
      <text:p text:style-name="P5"/>
      <text:p text:style-name="P5"/>
      <text:p text:style-name="P5"/>
      <text:p text:style-name="P5"><text:tab/>Así, el autor desarrolla la idea segun la cual lenguaje y pensamiento son dos cosas diferentes, y explica el funcionamiento del lenguaje, que tiene rasgos comunes en todas las lenguas. En fín explica en qué consiste la comprensión de una lengu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lle Depoux</meta:initial-creator>
    <meta:creation-date>2013-11-16T12:52:31.80</meta:creation-date>
    <dc:date>2013-11-18T01:15:54.99</dc:date>
    <dc:creator>Lucille Depoux</dc:creator>
    <meta:editing-duration>P1DT4H48M17S</meta:editing-duration>
    <meta:editing-cycles>5</meta:editing-cycles>
    <meta:generator>OpenOffice/4.0.1$Win32 OpenOffice.org_project/401m5$Build-9714</meta:generator>
    <meta:document-statistic meta:table-count="0" meta:image-count="0" meta:object-count="0" meta:page-count="3" meta:paragraph-count="28" meta:word-count="1069" meta:character-count="6700"/>
  </office:meta>
</office:document-meta>
</file>